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E129]" office:value-type="float" office:value="170" calcext:value-type="float">
            <text:p>170</text:p>
          </table:table-cell>
          <table:table-cell table:formula="of:=[.D142]-40"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00:39:30.662953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4-16T00:39:42.684336588</dc:date>
    <meta:editing-duration>P1DT2H30M27S</meta:editing-duration>
    <meta:editing-cycles>355</meta:editing-cycles>
    <meta:document-statistic meta:table-count="1" meta:cell-count="304" meta:object-count="0"/>
  </office:meta>
</office:document-meta>
</file>